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raphik" svg:font-family="Graphik, apple-system, BlinkMacSystemFont, 'Segoe UI', 'Helvetica Neue', Arial, sans-serif"/>
    <style:font-face style:name="ff1" svg:font-family="ff1"/>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P2" style:family="paragraph" style:parent-style-name="Standard" style:list-style-name="L1">
      <style:text-properties style:font-name="Times New Roman" fo:font-size="14pt" style:font-size-asian="14pt" style:font-size-complex="14pt"/>
    </style:style>
    <style:style style:name="P3" style:family="paragraph" style:parent-style-name="Standard">
      <style:text-properties style:font-name="Times New Roman" fo:font-size="14pt" fo:language="en" fo:country="US" style:font-size-asian="14pt" style:font-size-complex="14pt"/>
    </style:style>
    <style:style style:name="P4" style:family="paragraph" style:parent-style-name="Standard" style:list-style-name="L1">
      <style:text-properties fo:font-size="14pt" style:font-size-asian="14pt" style:font-size-complex="14pt"/>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style>
    <style:style style:name="T1" style:family="text">
      <style:text-properties fo:language="en" fo:country="US"/>
    </style:style>
    <style:style style:name="T2" style:family="text">
      <style:text-properties style:font-name="Times New Roman" fo:font-size="14pt" style:font-size-asian="14pt" style:font-size-complex="14pt"/>
    </style:style>
    <style:style style:name="T3" style:family="text">
      <style:text-properties style:font-name="Times New Roman" fo:font-size="14pt" fo:language="en" fo:country="US" style:font-size-asian="14pt" style:font-size-complex="14pt"/>
    </style:style>
    <style:style style:name="T4" style:family="text">
      <style:text-properties fo:font-variant="normal" fo:text-transform="none" fo:letter-spacing="normal" fo:language="en" fo:country="US" fo:font-style="normal" fo:font-weight="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style:font-name="Times New Roman" fo:letter-spacing="normal" fo:font-style="normal" fo:font-weight="normal"/>
    </style:style>
    <style:style style:name="T7" style:family="text">
      <style:text-properties fo:font-variant="normal" fo:text-transform="none" fo:color="#282c33" style:font-name="Times New Roman" fo:font-size="14pt" fo:letter-spacing="normal" fo:language="en" fo:country="US" fo:font-style="normal" fo:font-weight="bold" style:font-size-asian="14pt" style:font-weight-asian="bold" style:font-size-complex="14pt" style:font-weight-complex="bold"/>
    </style:style>
    <style:style style:name="T8" style:family="text">
      <style:text-properties fo:font-variant="normal" fo:text-transform="none" fo:color="#282c33" style:font-name="Times New Roman" fo:font-size="14pt" fo:letter-spacing="normal" fo:language="en" fo:country="US" fo:font-style="normal" fo:font-weight="normal" style:font-size-asian="14pt" style:font-weight-asian="normal" style:font-size-complex="14pt" style:font-weight-complex="normal"/>
    </style:style>
    <style:style style:name="T9" style:family="text">
      <style:text-properties fo:font-variant="normal" fo:text-transform="none" fo:color="#282c33" style:font-name="Times New Roman" fo:font-size="14pt" fo:letter-spacing="normal" fo:language="en" fo:country="US" fo:font-style="normal"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Strong_20_Emphasis"><text:span text:style-name="T9">PROJECT PLANING</text:span></text:span></text:p>
      <text:p text:style-name="Standard"><text:tab/><text:span text:style-name="Strong_20_Emphasis"><text:span text:style-name="T8">So we decided on the components we will deliver and the tasks we require to complete our objectives. The next major step is to plan how we will work on this project. We need to break down each task into a series of steps and then aggregate them together. And for each step, we need to answer a number of questions: “Who will work on this task?”, “Estimated start and finish dates for this task?”, “What is needed to complete this task?” and “What are the risks that can ruin the task?”. <text:line-break/><text:tab/>Another thing we need to decide is how we will keep track of project progress. One of the most popular choices is a “Gantt chart” – a bar chart that visualizes the plan of the project [1]. There are also many other tools for this task: Kanban boards, Scrum boards, simple timelines, checklists, and flowcharts or more complex methods like PERT charts. They all have their pros and cons, but we decided to settle for the “Gant chart". Its main weak points are: hard to understand when there are many tasks, milestones, dependencies, problems with updates, and problems with cooperative planning [2]. But, because our project is rather simple (not that many tasks, sub-tasks, and milestones) and we are using a software application (better visualization, easy and quick updates, advanced tools for coordination) we can negate the effect of these flaws. This allow us to get the best, what this method has to offer: ordered sequential workflow with a shared understanding of the progress [3].</text:span></text:span></text:p>
      <text:p text:style-name="Standard"><text:span text:style-name="Strong_20_Emphasis"><text:span text:style-name="T8"><text:tab/></text:span></text:span></text:p>
      <text:p text:style-name="P6"><text:span text:style-name="Strong_20_Emphasis"><text:span text:style-name="T8">[ GANT CHART PLACEHOLDER ]</text:span></text:span></text:p>
      <text:p text:style-name="Standard"><text:span text:style-name="Strong_20_Emphasis"><text:span text:style-name="T8"/></text:span></text:p>
      <text:p text:style-name="Standard"><text:span text:style-name="Strong_20_Emphasis"><text:span text:style-name="T7">Main objectives explained:</text:span></text:span></text:p>
      <text:p text:style-name="Standard"><text:span text:style-name="Strong_20_Emphasis"><text:span text:style-name="T8"/></text:span></text:p>
      <text:p text:style-name="P5"><text:span text:style-name="T2">Preparation: Individual research of the requirements and grading rubric (01-04 /06)</text:span></text:p>
      <text:p text:style-name="P5"><text:span text:style-name="T2"><text:line-break/>Progress check: Weekly Meeting (4.06, 11.06, ...)<text:line-break/>Progress check: Midweek Chat Appointment (8.06, 15.06, ...)<text:line-break/></text:span></text:p>
      <text:p text:style-name="P5"><text:span text:style-name="T2">(Chander-Paul - 11.06) <text:line-break/>Objective 1: Prepare the initial list of deliverable components <text:line-break/>Objective 2: The list of sub-tasks required to complete these components in time<text:line-break/>Objective 3: Review the initial list, decide on updates or changes<text:line-break/>Objective 4: Prepare the final version<text:line-break/></text:span></text:p>
      <text:p text:style-name="P5"><text:span text:style-name="T2">(Magomed - 11.06)<text:line-break/>Planning 1: Prepare the basic plan of action with placeholder tasks <text:line-break/>Planning 2: Update tasks, Identify and explain key components, and set dependencies Planning 3: Set milestones and prepare the list of possible contingencies<text:line-break/>Planning 4: Analyze proposed changes in other components, update the schedule<text:line-break/>Planning 5: Prepare the final version<text:line-break/></text:span></text:p>
      <text:p text:style-name="P5"><text:soft-page-break/><text:span text:style-name="T2">(Kathy – 11.06)<text:line-break/>Specification 1: Define the main components of the proposed application </text:span></text:p>
      <text:p text:style-name="P5"><text:span text:style-name="T2">Specification 2: More in-depth look and detailed explanation of main components<text:line-break/>Specification 3: Analyze the updated components, decide on a change in terms of specification, and check the level of details <text:line-break/>Specification 4: Prepare the final version<text:line-break/></text:span></text:p>
      <text:p text:style-name="P5"><text:span text:style-name="T2">(Layla – 11.06)<text:line-break/>Scope 1: Prepare the list of features, select deliverables, and expunge the rest <text:line-break/>Scope 2: Simple reasoning explaining these decisions<text:line-break/>Scope 3: In-depth analysis of resources and constraints, additional explanation<text:line-break/>Scope 4: Final list of development activities and limitations<text:line-break/></text:span></text:p>
      <text:p text:style-name="P5"><text:span text:style-name="T2">(Luis – 11.06)<text:line-break/>Req. Elicitation 1: Initial list of stakeholders, their requirements, and involvement<text:line-break/>Req. Elicitation 2: Discussion about the stakeholders and requirements<text:line-break/>Req. Elicitation 3: Final list of stakeholders, list of requirements, and considerations<text:line-break/><text:line-break/>Literature/Introduction 1: Small introduction of the research field, several research papers, and literature sources <text:line-break/>Literature/Introduction 2: Additional information reviewed, advanced research of the relevant sources, key features highlighted, relevance explained<text:line-break/>Literature/Introduction 3: Team Discussion <text:line-break/>Literature/Introduction 4: Prepare finalized version of the literature overview<text:line-break/><text:line-break/>Market Research 1: Identify the market and analyze the competition<text:line-break/>Market Research 2: Propose design and explain its relevance for the selected market<text:line-break/>Market Research 3: Collect market data, and analyze market based on the collected requirements<text:line-break/>Market Research 4: Test our design in terms of sufficiency and appropriateness based on the analysis results<text:line-break/><text:line-break/>Approach/motivation 1: Analyze different work approaches and techniques with their pros and cons<text:line-break/>Approach/motivation 2: Discuss and select one and provide reasoning explaining why selected approaches/techniques are fit for purpose<text:line-break/>Approach/motivation 3: Analyze changes in the project from other stages and decide upon the need for the update or change<text:line-break/>Approach/motivation 4: Prepare the final version of the report and make it clear, concise and evidence-based<text:line-break/><text:line-break/>Prototyping 1: A set of simple basic prototypes (sketches, pictures, charts) that show </text:span><text:soft-page-break/><text:span text:style-name="T2">different aspects of the application (interface, functionality, etc)<text:line-break/>Prototyping 2: Explanation of the different design decisions with strengths/weaknesses<text:line-break/>Prototyping 3: Analysis of the draft prototype, prepare the set of recommendations<text:line-break/>Prototyping 4: Updated prototypes that show how the project works<text:line-break/>Prototyping 5: Prototypes from different versions with explanations behind the changes<text:line-break/><text:line-break/>Assumption Testing 1: Prepare the list of assumptions and expectations<text:line-break/>Assumption Testing 2: Test them against each other at the start of the project, make the list of recommendations in terms of design decisions<text:line-break/>Assumption Testing 3: Implement recommendations and test again at the middle stage<text:line-break/>Assumption Testing 4: Test last time before the submission and prepare the final testing report that shows how project evolved<text:line-break/><text:line-break/>Analysis / Outcomes 1: Critical evaluation of the project's final version, with the list of proposed solutions to address the failures, and strengthen the successes<text:line-break/>Analysis / Outcomes 2: Lessons learned, ideas to implement before the final submission<text:line-break/>Analysis / Outcomes 3: Detailed explanation with plenty of factual evidence that suggests that the project will be successful</text:span></text:p>
      <text:p text:style-name="Standard"><text:span text:style-name="T3"/></text:p>
      <text:p text:style-name="Standard"><text:span text:style-name="T3"/></text:p>
      <text:p text:style-name="Standard"><text:span text:style-name="T3"/></text:p>
      <text:p text:style-name="P1"><text:span text:style-name="T1"/></text:p>
      <text:p text:style-name="P1"><text:span text:style-name="T1"/></text:p>
      <text:p text:style-name="P1"><text:span text:style-name="T1"/></text:p>
      <text:p text:style-name="P3">Literature:</text:p>
      <text:list xml:id="list2626875535021476081" text:style-name="L1">
        <text:list-item>
          <text:p text:style-name="P4">Ramachandran K K , Karthick K K (2019). Gantt Chart: An Important Tool of Management. International Journal of Innovative Technology and Exploring Engineering, ISSN: 2278-3075, Volume-8 Issue-7C, May 2019 , 140<text:span text:style-name="T6">-142.</text:span></text:p>
        </text:list-item>
        <text:list-item>
          <text:p text:style-name="P4"><text:span text:style-name="T6">https://www.lucidchart.com/blog/gantt-chart-alternatives</text:span></text:p>
        </text:list-item>
        <text:list-item>
          <text:p text:style-name="P2"><text:span text:style-name="T4">Geraldi, J., &amp; Lechler, T. (2012). Gantt Charts revisited: A critical analysis of its roots </text:span><text:span text:style-name="T5">and implications to the management of projects today. International Journal of Managing Projects in Business, 5(4), 578-594.</text:span></text:p>
        </text:list-item>
      </text:list>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raphik" svg:font-family="Graphik, apple-system, BlinkMacSystemFont, 'Segoe UI', 'Helvetica Neue', Arial, sans-serif"/>
    <style:font-face style:name="ff1" svg:font-family="ff1"/>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08T12:17:36.85</meta:creation-date>
    <dc:date>2022-06-08T21:16:07.07</dc:date>
    <meta:editing-duration>PT3H21M15S</meta:editing-duration>
    <meta:editing-cycles>2</meta:editing-cycles>
    <meta:generator>OpenOffice/4.1.12$Win32 OpenOffice.org_project/4112m1$Build-9809</meta:generator>
    <meta:document-statistic meta:table-count="0" meta:image-count="0" meta:object-count="0" meta:page-count="3" meta:paragraph-count="17" meta:word-count="934" meta:character-count="6268"/>
  </office:meta>
</office:document-meta>
</file>